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adornments="Libro" style:font-family-generic="roman" style:font-pitch="variable"/>
    <style:font-face style:name="DejaVu Serif1" svg:font-family="'DejaVu Serif'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0.315cm" fo:margin-left="-1.369cm" table:align="left" style:writing-mode="lr-tb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786cm"/>
    </style:style>
    <style:style style:name="Tabla1.C" style:family="table-column">
      <style:table-column-properties style:column-width="4.307cm"/>
    </style:style>
    <style:style style:name="Tabla1.D" style:family="table-column">
      <style:table-column-properties style:column-width="5.218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20.121cm" table:align="margins" style:writing-mode="lr-tb"/>
    </style:style>
    <style:style style:name="Tabla2.A" style:family="table-column">
      <style:table-column-properties style:column-width="6.706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3" style:family="table">
      <style:table-properties style:width="20.121cm" table:align="margins" style:writing-mode="lr-tb"/>
    </style:style>
    <style:style style:name="Tabla3.A" style:family="table-column">
      <style:table-column-properties style:column-width="3.911cm" style:rel-column-width="2217*"/>
    </style:style>
    <style:style style:name="Tabla3.B" style:family="table-column">
      <style:table-column-properties style:column-width="6.149cm" style:rel-column-width="3486*"/>
    </style:style>
    <style:style style:name="Tabla3.C" style:family="table-column">
      <style:table-column-properties style:column-width="5.031cm" style:rel-column-width="285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4" style:family="table">
      <style:table-properties style:width="20.121cm" table:align="margins" style:writing-mode="lr-tb"/>
    </style:style>
    <style:style style:name="Tabla4.A" style:family="table-column">
      <style:table-column-properties style:column-width="3.999cm" style:rel-column-width="2267*"/>
    </style:style>
    <style:style style:name="Tabla4.B" style:family="table-column">
      <style:table-column-properties style:column-width="6.061cm" style:rel-column-width="3436*"/>
    </style:style>
    <style:style style:name="Tabla4.C" style:family="table-column">
      <style:table-column-properties style:column-width="5.031cm" style:rel-column-width="2852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2" style:family="table">
      <style:table-properties style:width="20.121cm" table:align="margins" style:writing-mode="lr-tb"/>
    </style:style>
    <style:style style:name="Tabla2.A" style:family="table-column">
      <style:table-column-properties style:column-width="6.706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3" style:family="table">
      <style:table-properties style:width="20.121cm" table:align="margins" style:writing-mode="lr-tb"/>
    </style:style>
    <style:style style:name="Tabla3.A" style:family="table-column">
      <style:table-column-properties style:column-width="3.911cm" style:rel-column-width="2217*"/>
    </style:style>
    <style:style style:name="Tabla3.B" style:family="table-column">
      <style:table-column-properties style:column-width="6.149cm" style:rel-column-width="3486*"/>
    </style:style>
    <style:style style:name="Tabla3.C" style:family="table-column">
      <style:table-column-properties style:column-width="5.031cm" style:rel-column-width="285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4" style:family="table">
      <style:table-properties style:width="20.121cm" table:align="margins" style:writing-mode="lr-tb"/>
    </style:style>
    <style:style style:name="Tabla4.A" style:family="table-column">
      <style:table-column-properties style:column-width="3.999cm" style:rel-column-width="2267*"/>
    </style:style>
    <style:style style:name="Tabla4.B" style:family="table-column">
      <style:table-column-properties style:column-width="6.061cm" style:rel-column-width="3436*"/>
    </style:style>
    <style:style style:name="Tabla4.C" style:family="table-column">
      <style:table-column-properties style:column-width="5.031cm" style:rel-column-width="2852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paragraph-properties fo:line-height="115%" fo:text-align="justify" style:justify-single-word="false"/>
      <style:text-properties style:font-name="DejaVu Serif" fo:font-size="12pt" officeooo:rsid="0052b5a0" officeooo:paragraph-rsid="005ba958" style:font-size-asian="10pt" style:font-weight-complex="bold"/>
    </style:style>
    <style:style style:name="P4" style:family="paragraph" style:parent-style-name="Standard">
      <style:paragraph-properties fo:margin-top="0.076cm" fo:margin-bottom="0.252cm" style:contextual-spacing="false" fo:line-height="115%" fo:text-align="justify" style:justify-single-word="false"/>
      <style:text-properties style:font-name="DejaVu Serif" fo:font-size="12pt" officeooo:rsid="0052b5a0" officeooo:paragraph-rsid="005ba958" style:font-size-asian="10pt" style:font-weight-complex="bold"/>
    </style:style>
    <style:style style:name="P5" style:family="paragraph" style:parent-style-name="Heading" style:master-page-name="Standard">
      <style:paragraph-properties style:page-number="auto"/>
      <style:text-properties fo:color="#4f75aa" loext:opacity="100%" style:font-name="DejaVu Serif1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DejaVu Serif" fo:font-size="12pt" officeooo:rsid="0052b5a0" officeooo:paragraph-rsid="005ba958" style:font-size-asian="10pt" style:font-weight-complex="bold"/>
    </style:style>
    <style:style style:name="P7" style:family="paragraph" style:parent-style-name="Standard">
      <style:paragraph-properties fo:margin-top="0.076cm" fo:margin-bottom="0.252cm" style:contextual-spacing="false" fo:line-height="115%" fo:text-align="justify" style:justify-single-word="false"/>
      <style:text-properties style:font-name="DejaVu Serif" fo:font-size="12pt" officeooo:rsid="0052b5a0" officeooo:paragraph-rsid="005f5d01" style:font-size-asian="10pt" style:font-weight-complex="bold"/>
    </style:style>
    <style:style style:name="P8" style:family="paragraph" style:parent-style-name="Standard">
      <style:paragraph-properties fo:margin-top="0.076cm" fo:margin-bottom="0.252cm" style:contextual-spacing="false" fo:line-height="115%" fo:text-align="justify" style:justify-single-word="false"/>
      <style:text-properties style:font-name="DejaVu Serif" fo:font-size="12pt" officeooo:rsid="0052b5a0" officeooo:paragraph-rsid="00609607" style:font-size-asian="10pt" style:font-weight-complex="bold"/>
    </style:style>
    <style:style style:name="P9" style:family="paragraph" style:parent-style-name="Standard">
      <style:paragraph-properties fo:margin-top="0.076cm" fo:margin-bottom="0.252cm" style:contextual-spacing="false" fo:line-height="115%" fo:text-align="start" style:justify-single-word="false"/>
      <style:text-properties style:font-name="DejaVu Serif" fo:font-size="12pt" officeooo:rsid="0052b5a0" officeooo:paragraph-rsid="005f20d5" style:font-size-asian="10pt" style:font-weight-complex="bold"/>
    </style:style>
    <style:style style:name="P10" style:family="paragraph" style:parent-style-name="Standard">
      <style:paragraph-properties fo:margin-top="0.076cm" fo:margin-bottom="0.252cm" style:contextual-spacing="false" fo:line-height="115%" fo:text-align="justify" style:justify-single-word="false"/>
      <style:text-properties style:font-name="DejaVu Serif" fo:font-size="12pt" officeooo:rsid="005f5d01" officeooo:paragraph-rsid="005f5d01" style:font-size-asian="10pt" style:font-weight-complex="bold"/>
    </style:style>
    <style:style style:name="P11" style:family="paragraph" style:parent-style-name="Standard">
      <style:paragraph-properties fo:margin-top="0.076cm" fo:margin-bottom="0.252cm" style:contextual-spacing="false" fo:line-height="115%" fo:text-align="justify" style:justify-single-word="false"/>
      <style:text-properties style:font-name="DejaVu Serif" fo:font-size="12pt" officeooo:rsid="00609607" officeooo:paragraph-rsid="00609607" style:font-size-asian="10pt" style:font-weight-complex="bold"/>
    </style:style>
    <style:style style:name="P12" style:family="paragraph" style:parent-style-name="Standard">
      <style:text-properties style:font-name="DejaVu Serif" fo:font-size="12pt" fo:language="es" fo:country="CO" officeooo:rsid="0052b5a0" officeooo:paragraph-rsid="005ba958" style:font-size-asian="10pt" style:font-weight-complex="bold"/>
    </style:style>
    <style:style style:name="P13" style:family="paragraph" style:parent-style-name="Table_20_Contents">
      <style:text-properties officeooo:rsid="005f20d5" officeooo:paragraph-rsid="005f20d5" style:font-size-asian="10pt"/>
    </style:style>
    <style:style style:name="P14" style:family="paragraph" style:parent-style-name="Table_20_Contents">
      <style:paragraph-properties fo:text-align="center" style:justify-single-word="false"/>
      <style:text-properties officeooo:rsid="005f20d5" officeooo:paragraph-rsid="005f20d5" style:font-size-asian="10pt"/>
    </style:style>
    <style:style style:name="P15" style:family="paragraph" style:parent-style-name="Table_20_Contents">
      <style:paragraph-properties fo:text-align="start" style:justify-single-word="false"/>
      <style:text-properties officeooo:rsid="005f20d5" officeooo:paragraph-rsid="005f20d5" style:font-size-asian="10pt"/>
    </style:style>
    <style:style style:name="P16" style:family="paragraph" style:parent-style-name="Table_20_Contents">
      <style:text-properties officeooo:rsid="005f5d01" officeooo:paragraph-rsid="005f5d01" style:font-size-asian="10pt"/>
    </style:style>
    <style:style style:name="P17" style:family="paragraph" style:parent-style-name="Table_20_Contents">
      <style:text-properties officeooo:rsid="00609607" officeooo:paragraph-rsid="00609607" style:font-size-asian="10pt"/>
    </style:style>
    <style:style style:name="P18" style:family="paragraph" style:parent-style-name="Table_20_Contents">
      <style:text-properties style:font-name="DejaVu Serif" fo:font-size="12pt" officeooo:rsid="005f5d01" officeooo:paragraph-rsid="005f5d01" style:font-size-asian="10pt"/>
    </style:style>
    <style:style style:name="P19" style:family="paragraph" style:parent-style-name="Table_20_Contents">
      <style:paragraph-properties fo:text-align="start" style:justify-single-word="false"/>
      <style:text-properties style:font-name="DejaVu Serif" fo:font-size="12pt" officeooo:rsid="005f5d01" officeooo:paragraph-rsid="005f5d01" style:font-size-asian="10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style:text-underline-style="none" style:font-size-asian="11pt" style:font-size-complex="11pt"/>
    </style:style>
    <style:style style:name="T6" style:family="text">
      <style:text-properties fo:color="#276e8b" loext:opacity="100%" fo:font-size="11pt" style:text-underline-style="none" officeooo:rsid="005d4cf0" style:font-size-asian="11pt" style:font-size-complex="11pt"/>
    </style:style>
    <style:style style:name="T7" style:family="text">
      <style:text-properties fo:color="#276e8b" loext:opacity="100%" officeooo:rsid="003ba21b"/>
    </style:style>
    <style:style style:name="T8" style:family="text">
      <style:text-properties style:font-name="DejaVu Serif" fo:font-size="12pt"/>
    </style:style>
    <style:style style:name="T9" style:family="text">
      <style:text-properties officeooo:rsid="005f20d5"/>
    </style:style>
    <style:style style:name="T10" style:family="text">
      <style:text-properties officeooo:rsid="005f5d01"/>
    </style:style>
    <style:style style:name="T11" style:family="text">
      <style:text-properties officeooo:rsid="0052b5a0"/>
    </style:style>
    <style:style style:name="T12" style:family="text">
      <style:text-properties officeooo:rsid="00609607"/>
    </style: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ubtle_20_Emphasis"><text:span text:style-name="T5">NOME: </text:span></text:span><text:span text:style-name="Subtle_20_Emphasis"><text:span text:style-name="T6">OSCAR TORRES RODRIGUEZ</text:span></text:span><text:span text:style-name="Subtle_20_Emphasis"><text:span text:style-name="T5"><text:tab/><text:tab/><text:tab/><text:tab/><text:tab/>DATA:</text:span></text:span><text:span text:style-name="Subtle_20_Emphasis"><text:span text:style-name="T6">24/02/2022</text:span></text:span></text:p>
      <text:p text:style-name="P6">Desenvolve un documento estándar para a instalación dun Sistema Operativo de Servidor. Este documento debe ser claro, de uso sinxelo e reflectir todas as características e configuracións necesarias de xeito que se poida instalar o SO sen axuda externa. É recomedable que teña formato tabulado, coma unha ficha para recoller datos.</text:p>
      <text:p text:style-name="P3">Toda vez rematado o documento, gárdao coma plantilla e úsaa para recollelas especificacións utilizadas durante a instalación do Windows Server 2012 que instalastes nos vosos equipos.</text:p>
      <text:p text:style-name="P3">Para desenvolvelo documento podedes tomar como guía os seguintes puntos:</text:p>
      <text:p text:style-name="P4"><text:s text:c="4"/>• Data da instalación.</text:p>
      <text:p text:style-name="P4"><text:s text:c="4"/>• Nome da persoa que realizou a instalación.</text:p>
      <text:p text:style-name="P4"><text:s text:c="4"/>• Identificación do equipo (nome, emprazamento físico, etc.).</text:p>
      <text:p text:style-name="P4"><text:s text:c="4"/>• Hardware do equipo (procesador, disco duro, RAM, etc.).</text:p>
      <text:p text:style-name="P4"><text:s text:c="4"/>• Lugar dende o que se realiza a instalación (local, remota...).</text:p>
      <text:p text:style-name="P4"><text:s text:c="4"/>• Tipo de instalación (normal, actualización, migración).</text:p>
      <text:p text:style-name="P4"><text:s text:c="4"/>• Contorna da instalación (físico, virtual).</text:p>
      <text:p text:style-name="P4"><text:s text:c="4"/>• Atención da instalación (atendida, <text:s/>desatendida).</text:p>
      <text:p text:style-name="P4"><text:s text:c="4"/>• Forma de realizar a instalación (rede ,CD/DVD).</text:p>
      <text:p text:style-name="P4"><text:s text:c="4"/>• Sistema operativo instalado (versión, licenza, etc.).</text:p>
      <text:p text:style-name="P4"><text:s text:c="4"/>• Software instalado (versións, licenzas, etc.).</text:p>
      <text:p text:style-name="P4"><text:s text:c="4"/>• Datos da configuración en rede do equipo (IP, máscara, porta de enlace, etc.).</text:p>
      <text:p text:style-name="P4"><text:s text:c="4"/>• Impresoras configuradas.</text:p>
      <text:p text:style-name="P4"><text:s text:c="4"/>• Configuración do explorador (tipo de explorador, proxy, etc.).</text:p>
      <text:p text:style-name="P12"><text:s text:c="4"/>• Incidencias que xurdiron durante a instalación.</text:p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eLine2530687174832">
          <table:table-cell table:style-name="Tabla1.A1" table:number-columns-spanned="4" office:value-type="string">
            <text:p text:style-name="P14">PLANTILLA DE INSTALACION DE WINDOWS SERVER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13">Data de instalacion: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13">Nombre de la persona que <text:span text:style-name="T8">realiza la instalacion:</text:span>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4" table:number-columns-spanned="2" office:value-type="string">
            <text:p text:style-name="P13">Identificacion del equipo »</text:p>
          </table:table-cell>
          <table:covered-table-cell/>
          <table:table-cell table:style-name="Tabla1.A4" office:value-type="string">
            <text:p text:style-name="P15">Nombre:</text:p>
          </table:table-cell>
          <table:table-cell table:style-name="Tabla1.A2" office:value-type="string">
            <text:p text:style-name="P9"><text:span text:style-name="T9">Empadronamiento</text:span> físico:</text:p>
          </table:table-cell>
        </table:table-row>
        <table:table-row table:style-name="TableLine2530687174832">
          <table:table-cell table:style-name="Tabla1.A2" table:number-columns-spanned="4" office:value-type="string">
            <text:p text:style-name="P14">HARDWARE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4" office:value-type="string">
            <text:p text:style-name="P13">CPU:</text:p>
          </table:table-cell>
          <table:table-cell table:style-name="Tabla1.A4" office:value-type="string">
            <text:p text:style-name="P16">RAM</text:p>
          </table:table-cell>
          <table:table-cell table:style-name="Tabla1.A4" office:value-type="string">
            <text:p text:style-name="P18">GPU</text:p>
          </table:table-cell>
          <table:table-cell table:style-name="Tabla1.A2" office:value-type="string">
            <text:p text:style-name="P16">ROM</text:p>
          </table:table-cell>
        </table:table-row>
        <table:table-row table:style-name="TableLine2530687174832">
          <table:table-cell table:style-name="Tabla1.A2" table:number-columns-spanned="4" office:value-type="string">
            <text:p text:style-name="P19">Lugar desde el que se realiza la instalacion: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10">Tipo de instalacion » <text:s text:c="8"/><text:span text:style-name="T12">N</text:span><text:span text:style-name="T11">ormal <text:s text:c="22"/></text:span><text:span text:style-name="T12">A</text:span><text:span text:style-name="T11">ctualización <text:s text:c="22"/></text:span><text:span text:style-name="T12">M</text:span><text:span text:style-name="T11">igración</text:span>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10">Contorno de instalacion »<text:span text:style-name="T11"> <text:s text:c="21"/></text:span><text:span text:style-name="T12">F</text:span><text:span text:style-name="T11">ísico <text:s text:c="30"/></text:span><text:span text:style-name="T12">V</text:span><text:span text:style-name="T11">irtual</text:span>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7">Atención da instalación » <text:s text:c="19"/><text:span text:style-name="T10">Atendida <text:s text:c="18"/>Desatendida</text:span>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7">Forma de realizar <text:span text:style-name="T12">l</text:span>a instalación » <text:s text:c="4"/>red <text:s text:c="10"/>CD/DVD <text:s text:c="10"/><text:span text:style-name="T10">Otra (indica): </text:span>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able:table table:name="Tabla2" table:style-name="Tabla2">
              <table:table-column table:style-name="Tabla2.A" table:number-columns-repeated="3"/>
              <table:table-row table:style-name="TableLine2530688092896">
                <table:table-cell table:style-name="Tabla2.A1" office:value-type="string">
                  <text:p text:style-name="P17">Sistema operativo instalado</text:p>
                </table:table-cell>
                <table:table-cell table:style-name="Tabla2.A1" office:value-type="string">
                  <text:p text:style-name="P17">Version:</text:p>
                </table:table-cell>
                <table:table-cell table:style-name="Tabla2.C1" office:value-type="string">
                  <text:p text:style-name="P17">Licencia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 table:number-columns-repeated="2"/>
              <table:table-row table:style-name="TableLine2530688107312">
                <table:table-cell table:style-name="Tabla3.A1" office:value-type="string">
                  <text:p text:style-name="P8"><text:span text:style-name="T12">C</text:span>onfiguración en rede d<text:span text:style-name="T12">el</text:span> equipo:</text:p>
                </table:table-cell>
                <table:table-cell table:style-name="Tabla3.A1" office:value-type="string">
                  <text:p text:style-name="P17">IP:</text:p>
                </table:table-cell>
                <table:table-cell table:style-name="Tabla3.A1" office:value-type="string">
                  <text:p text:style-name="P17">Mascara:</text:p>
                </table:table-cell>
                <table:table-cell table:style-name="Tabla3.D1" office:value-type="string">
                  <text:p text:style-name="P17">GateWay: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8">Impresoras configuradas:</text:p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 table:number-columns-repeated="2"/>
              <table:table-row table:style-name="TableLine2530465914688">
                <table:table-cell table:style-name="Tabla4.A1" office:value-type="string">
                  <text:p text:style-name="P8">Configuración d<text:span text:style-name="T12">el</text:span> explorador:</text:p>
                </table:table-cell>
                <table:table-cell table:style-name="Tabla4.A1" office:value-type="string">
                  <text:p text:style-name="P17">Tipo:</text:p>
                </table:table-cell>
                <table:table-cell table:style-name="Tabla4.A1" office:value-type="string">
                  <text:p text:style-name="P17">Proxy:</text:p>
                </table:table-cell>
                <table:table-cell table:style-name="Tabla4.D1" office:value-type="string">
                  <text:p text:style-name="P17">Version: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</table:table-row>
        <table:table-row table:style-name="TableLine2530687174832">
          <table:table-cell table:style-name="Tabla1.A2" table:number-columns-spanned="4" office:value-type="string">
            <text:p text:style-name="P11">Incidencias que surgieron durante la instalacion:</text:p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adornments="Libro" style:font-family-generic="roman" style:font-pitch="variable"/>
    <style:font-face style:name="DejaVu Serif1" svg:font-family="'DejaVu Serif'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officeooo:rsid="003ba21b"/>
    </style:style>
    <style:style style:name="MT6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17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1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4-A01 - Instalación Windows Server</text:span></text:span></text:p>
        <text:p text:style-name="MP3"><text:span text:style-name="Emphasis"><text:span text:style-name="MT5"><text:tab/></text:span></text:span><text:span text:style-name="Emphasis"><text:span text:style-name="MT6"><text:page-number text:select-page="current">1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9</meta:editing-cycles>
    <meta:creation-date>2020-12-02T00:01:09.873011513</meta:creation-date>
    <meta:editing-duration>PT14H25M59S</meta:editing-duration>
    <meta:generator>LibreOffice/7.2.0.4$Windows_X86_64 LibreOffice_project/9a9c6381e3f7a62afc1329bd359cc48accb6435b</meta:generator>
    <dc:title>IES Prácticas ISO</dc:title>
    <dc:date>2022-02-24T10:13:58.070000000</dc:date>
    <meta:document-statistic meta:table-count="4" meta:image-count="0" meta:object-count="0" meta:page-count="2" meta:paragraph-count="51" meta:word-count="309" meta:character-count="2457" meta:non-whitespace-character-count="1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config/libreoffice/4/user/template/IES%20Prácticas%20ISO.ott" meta:date="2021-01-10T23:14:38.930486626"/>
  </office:meta>
</office:document-meta>
</file>